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font-name="Calibri" fo:font-size="20pt" fo:font-style="normal" style:text-underline-style="none" fo:font-weight="normal" style:text-blinking="false" fo:background-color="transparent" style:font-size-asian="20pt" style:font-size-complex="20pt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22pt" style:font-size-asian="22pt" style:font-size-complex="2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formatica general 2025</text:p>
      <text:p text:style-name="P1"><text:span text:style-name="T3"><text:s/></text:span><text:span text:style-name="T2">Cátedra: </text:span><text:bookmark text:name="docs-internal-guid-7cc00f92-7fff-5814-413c-4271c5783d9f"/><text:span text:style-name="T1">Valeria Drelichman, Pedro Paleo, Leonardo Nadel, Norma Morales</text:span></text:p>
      <text:p text:style-name="P3">Trabajo practico número 2</text:p>
      <text:p text:style-name="P3"/>
      <text:p text:style-name="P4">Investigación:</text:p>
      <text:p text:style-name="P4"/>
      <text:list xml:id="list8469369698265071169" text:style-name="L1">
        <text:list-item>
          <text:p text:style-name="P6">Target objetivo:<text:span text:style-name="T4"> El sitio web “System of a down fanpage” esta dirigido a adolecentes y a adultos jovenes que esten interesados en la banda System of a down y quieran aprender mas de ella.</text:span></text:p>
        </text:list-item>
        <text:list-item>
          <text:p text:style-name="P6">Enunciación del principal objetivo:<text:span text:style-name="T4"> El objetivo principal del sitio web es informar a los interesados sobre la banda System of a down de forma profunda, la historia de la banda, su música, sus integrantes, etc. Es un sitio informativo no oficial.</text:span></text:p>
        </text:list-item>
      </text:list>
      <text:p text:style-name="P5"><text:span text:style-name="T4"/></text:p>
      <text:p text:style-name="P5"><text:span text:style-name="T4">Sitios ya existentes: Wikipedia y System of a down-Oficial S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3T10:13:21.55</meta:creation-date>
    <meta:document-statistic meta:table-count="0" meta:image-count="0" meta:object-count="0" meta:page-count="1" meta:paragraph-count="7" meta:word-count="104" meta:character-count="633"/>
    <dc:date>2025-11-03T10:22:08.46</dc:date>
    <meta:editing-duration>PT8M51S</meta:editing-duration>
    <meta:editing-cycles>1</meta:editing-cycles>
    <meta:generator>OpenOffice/4.1.15$Win32 OpenOffice.org_project/4115m2$Build-9813</meta:generator>
  </office:meta>
</office:document-meta>
</file>